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7-06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7-05-23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6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5-07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2-11-1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2-07-2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2-06-2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2-03-2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1-09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1-07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1-05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1-04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6888" calcext:value-type="float">
            <text:p>114.5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1-01-2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0-12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0-09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0-05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10-01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9-11-0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9-09-1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3008" calcext:value-type="float">
            <text:p>113.9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9-06-3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9-05-1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6856" calcext:value-type="float">
            <text:p>112.7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9-04-1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9-01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8-10-0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8-07-2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8-05-2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8-03-1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8-01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11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10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09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08-0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06-2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04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03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7-01-3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12-27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12-1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12-06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04-13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04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03-2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01-1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6-01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5-12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5-11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5-10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2</text:p>
          </table:table-cell>
          <table:table-cell office:value-type="string" calcext:value-type="string">
            <text:p>2005-09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